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001cm" table:align="margins"/>
    </style:style>
    <style:style style:name="Tableau1.A" style:family="table-column">
      <style:table-column-properties style:column-width="9.26cm" style:rel-column-width="5250*"/>
    </style:style>
    <style:style style:name="Tableau1.B" style:family="table-column">
      <style:table-column-properties style:column-width="10.74cm" style:rel-column-width="6089*"/>
    </style:style>
    <style:style style:name="P1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2pt" fo:font-style="italic" fo:background-color="#ffffff" style:font-size-asian="12pt" style:font-style-asian="italic" style:font-size-complex="12pt" style:font-style-complex="italic"/>
    </style:style>
    <style:style style:name="P3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1pt" fo:font-weight="normal" fo:background-color="#ffffff" style:font-size-asian="11pt" style:font-size-complex="11pt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Times New Roman1" fo:font-size="11pt" fo:font-style="italic" fo:font-weight="normal" fo:background-color="#ffffff" style:font-size-asian="11pt" style:font-style-asian="italic" style:font-size-complex="11pt" style:font-style-complex="italic"/>
    </style:style>
    <style:style style:name="P5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1pt" fo:font-style="italic" fo:font-weight="normal" fo:background-color="#ffffff" style:font-size-asian="11pt" style:font-style-asian="italic" style:font-size-complex="11pt" style:font-style-complex="italic"/>
    </style:style>
    <style:style style:name="P6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1pt" fo:font-style="normal" fo:font-weight="normal" fo:background-color="#ffffff" style:font-size-asian="11pt" style:font-style-asian="normal" style:font-size-complex="11pt" style:font-style-complex="normal"/>
    </style:style>
    <style:style style:name="P7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1pt" fo:font-style="normal" style:text-underline-style="solid" style:text-underline-width="auto" style:text-underline-color="font-color" fo:font-weight="normal" fo:background-color="#ffffff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Times New Roman1" fo:font-size="11pt" fo:background-color="#ffffff" style:font-size-asian="11pt" style:font-size-complex="11pt"/>
    </style:style>
    <style:style style:name="P9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1" fo:font-size="11pt" fo:background-color="#ffffff" style:font-size-asian="11pt" style:font-size-complex="11pt"/>
    </style:style>
    <style:style style:name="P10" style:family="paragraph" style:parent-style-name="Table_20_Contents">
      <style:text-properties style:font-name="Times New Roman1" fo:font-size="11pt" style:font-size-asian="11pt" style:font-size-complex="11pt"/>
    </style:style>
    <style:style style:name="T1" style:family="text">
      <style:text-properties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Starter code for beginner and junior developpers</text:p>
      <text:p text:style-name="P3"/>
      <text:p text:style-name="P3">What is this ?</text:p>
      <text:p text:style-name="P3"/>
      <text:p text:style-name="P5">This is a collection of <text:s/>simple code samples that cover the main C ++ 14 concepts a programmer should be aware of.</text:p>
      <text:p text:style-name="P5">These code samples are heavily commented and each is kept as simple and naive as possible. </text:p>
      <text:p text:style-name="P5">They are aimed at beginner, junior developpers, or simply anyone who wants a collection of examples that can be ran, read, and understood, in the shortest amount of time possible.</text:p>
      <text:p text:style-name="P5">The examples given in this git should cover most of <text:s/><text:span text:style-name="T2">the really basic concepts in their simplest and most naive form</text:span> a C++ 14 programmer should know.</text:p>
      <text:p text:style-name="P3"/>
      <text:p text:style-name="P3">How should I use this ?</text:p>
      <text:p text:style-name="P3"/>
      <text:p text:style-name="P5">If you don't know how to use some of the concepts listed in this git, use these examples to understand and master them. </text:p>
      <text:p text:style-name="P5">If you know all of these concepts, you can use these examples as a refresher or to kickstart that project you are actually coding by using a functional example.</text:p>
      <text:p text:style-name="P5">The concept name is in the file, so if you want for example to run a multithreading sample, compile one of the multithreading(something).cpp files.</text:p>
      <text:p text:style-name="P5">Note : Make sure that you have a C++ 14 capable compiler. If you don't have any, download a Microsoft VCC copy.</text:p>
      <text:p text:style-name="P5"/>
      <text:p text:style-name="P6">What about C++ 17 and 20 concepts?</text:p>
      <text:p text:style-name="P5"/>
      <text:p text:style-name="P5">While some companies request the most recent standards (C++ 17 and 20), they <text:span text:style-name="T3">usually</text:span> consider that a programmer with a solid knowledge of C++14 can become up to date with their standards rather quickly. </text:p>
      <text:p text:style-name="P3"/>
      <text:p text:style-name="P9">What basic C++ concepts are covered in this git ?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7">basics :</text:p>
            <text:p text:style-name="P5">var&amp;loops.cpp</text:p>
            <text:p text:style-name="P5">casts.cpp</text:p>
            <text:p text:style-name="P5">Exceptions.cpp</text:p>
            <text:p text:style-name="P5">lambdas, capture.cpp</text:p>
            <text:p text:style-name="P5">logical operations – bitwise.cpp</text:p>
            <text:p text:style-name="P5">recursive.cpp (include tail recursivity)</text:p>
          </table:table-cell>
          <table:table-cell office:value-type="string">
            <text:p text:style-name="P7">OOP (object oriented programming) related :</text:p>
            <text:p text:style-name="P5">OOP access compatibility.cpp</text:p>
            <text:p text:style-name="P5">OOP classes v. structs, inheritance, static, single use objects, diamond problem.cpp</text:p>
            <text:p text:style-name="P5">OOP operator overload.cpp</text:p>
            <text:p text:style-name="P5">OOP virtual, interface.cpp</text:p>
          </table:table-cell>
        </table:table-row>
        <table:table-row>
          <table:table-cell office:value-type="string">
            <text:p text:style-name="P7">data structures :</text:p>
            <text:p text:style-name="P5">vectors, lists, differences.cpp</text:p>
            <text:p text:style-name="P5">sets, maps, unordered_set_ unordered_map, &amp; use of iterator.cpp</text:p>
          </table:table-cell>
          <table:table-cell office:value-type="string">
            <text:p text:style-name="P7">memory related :</text:p>
            <text:p text:style-name="P5">(include release)</text:p>
            <text:p text:style-name="P5">raw pointers.cpp</text:p>
            <text:p text:style-name="P5">unique pointers.cpp</text:p>
            <text:p text:style-name="P5">shared and weak pointers.cpp</text:p>
            <text:p text:style-name="P5"/>
          </table:table-cell>
        </table:table-row>
        <table:table-row>
          <table:table-cell office:value-type="string">
            <text:p text:style-name="P7">C++ 11 / 14 related :</text:p>
            <text:p text:style-name="P5">move semantics.cpp</text:p>
            <text:p text:style-name="P5">templates.cpp</text:p>
          </table:table-cell>
          <table:table-cell office:value-type="string">
            <text:p text:style-name="P7">multithreading :</text:p>
            <text:p text:style-name="P5">multithread join detach.cpp</text:p>
            <text:p text:style-name="P5">multithread, mutex, manual and scoped locks.cpp</text:p>
          </table:table-cell>
        </table:table-row>
      </table:table>
      <text:p text:style-name="P9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38S</meta:editing-duration>
    <meta:editing-cycles>18</meta:editing-cycles>
    <meta:generator>OpenOffice/4.1.11$Win32 OpenOffice.org_project/4111m1$Build-9808</meta:generator>
    <dc:date>2023-01-20T10:57:01.91</dc:date>
    <meta:document-statistic meta:table-count="1" meta:image-count="0" meta:object-count="0" meta:page-count="1" meta:paragraph-count="40" meta:word-count="350" meta:character-count="2137"/>
    <meta:user-defined meta:name="Info 1"/>
    <meta:user-defined meta:name="Info 2"/>
    <meta:user-defined meta:name="Info 3"/>
    <meta:user-defined meta:name="Info 4"/>
  </office:meta>
</office:document-meta>
</file>